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21"/>
    <style:style style:name="ce4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84716666666667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4.339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style-name="ce1"/>
          <table:table-cell office:value-type="string" table:style-name="ce2">
            <text:p>Projet pour le lendemain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9-12-17T00:00:00" table:style-name="ce3">
            <text:p>17-déc</text:p>
          </table:table-cell>
          <table:table-cell office:value-type="string" table:style-name="ce1">
            <text:p>Fichier gestion proje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Initialiser GIT</text:p>
          </table:table-cell>
          <table:table-cell office:value-type="string" table:style-name="ce1">
            <text:p>*</text:p>
          </table:table-cell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Rendre Responsive</text:p>
          </table:table-cell>
          <table:table-cell office:value-type="string" table:style-name="ce1">
            <text:p>*</text:p>
          </table:table-cell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office:value-type="string" table:style-name="ce1">
            <text:p>*</text:p>
          </table:table-cell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office:value-type="string" table:style-name="ce1">
            <text:p>*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18T00:00:00" table:style-name="ce3">
            <text:p>18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style-name="ce1"/>
          <table:table-cell office:value-type="string" table:style-name="ce1">
            <text:p>*<text:s text:c="6"/><text:span text:style-name="T2">*<text:s text:c="2"/></text:span>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office:value-type="string" table:style-name="ce4">
            <text:p><text:span text:style-name="T1">*<text:s text:c="5"/></text:span><text:s/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office:value-type="string" table:style-name="ce1">
            <text:p>*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Continuer HTML/CS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Créer le schéma de base de donnée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19T00:00:00" table:style-name="ce3">
            <text:p>19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héma base de données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Terminer le HTML/CS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20T00:00:00" table:style-name="ce3">
            <text:p>20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héma base de données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drien</meta:initial-creator>
    <dc:creator>Antoine Marquaille</dc:creator>
    <meta:creation-date>2019-12-17T15:14:48Z</meta:creation-date>
    <dc:date>2019-12-19T15:33:33Z</dc:date>
    <meta:editing-duration>PT0S</meta:editing-duration>
  </office:meta>
</office:document-meta>
</file>